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3.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1.8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1.5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cm" fo:min-width="2.5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cm" fo:min-width="1.447cm"/>
    </style:style>
    <style:style style:name="gr13" style:family="graphic" style:parent-style-name="standard">
      <style:graphic-properties draw:stroke="dash" draw:stroke-dash="Ultrafine_20_Dashed" svg:stroke-width="0.05cm" draw:marker-start-width="0.275cm" draw:marker-end-width="0.275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2cm" fo:min-width="1.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0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none" style:country-asian="none" style:font-style-asian="normal" style:font-weight-asian="normal" style:font-family-complex="Lucidasans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8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6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2.25cm" svg:x="6.935cm" svg:y="2.885cm">
          <text:p text:style-name="P5"/>
        </draw:rect>
        <draw:rect draw:style-name="gr1" draw:text-style-name="P1" draw:layer="layout" svg:width="2cm" svg:height="0.75cm" svg:x="6.935cm" svg:y="1.885cm">
          <text:p text:style-name="P5"/>
        </draw:rect>
        <draw:g>
          <draw:circle draw:style-name="gr2" draw:text-style-name="P2" draw:layer="layout" svg:width="0.5cm" svg:height="0.5cm" svg:x="5.701cm" svg:y="2.985cm">
            <text:p text:style-name="P5"/>
          </draw:circle>
          <draw:line draw:style-name="gr3" draw:text-style-name="P2" draw:layer="layout" svg:x1="6.201cm" svg:y1="3.235cm" svg:x2="6.951cm" svg:y2="3.235cm">
            <text:p text:style-name="P5"/>
          </draw:line>
        </draw:g>
        <draw:g>
          <draw:circle draw:style-name="gr4" draw:text-style-name="P2" draw:layer="layout" svg:width="0.5cm" svg:height="0.5cm" svg:x="5.685cm" svg:y="1.985cm">
            <text:p text:style-name="P5"/>
          </draw:circle>
          <draw:line draw:style-name="gr5" draw:text-style-name="P2" draw:layer="layout" svg:x1="6.185cm" svg:y1="2.235cm" svg:x2="6.935cm" svg:y2="2.235cm">
            <text:p text:style-name="P5"/>
          </draw:line>
        </draw:g>
        <draw:g>
          <draw:circle draw:style-name="gr6" draw:text-style-name="P2" draw:layer="layout" svg:width="0.5cm" svg:height="0.5cm" svg:x="5.985cm" svg:y="4.285cm">
            <text:p text:style-name="P5"/>
          </draw:circle>
          <draw:line draw:style-name="gr7" draw:text-style-name="P2" draw:layer="layout" svg:x1="6.485cm" svg:y1="4.535cm" svg:x2="6.935cm" svg:y2="4.535cm">
            <text:p text:style-name="P5"/>
          </draw:line>
        </draw:g>
        <draw:frame draw:style-name="gr8" draw:text-style-name="P4" draw:layer="layout" svg:width="2.479cm" svg:height="0.645cm" svg:x="3.245cm" svg:y="1.918cm">
          <draw:text-box>
            <text:p text:style-name="P3"><text:span text:style-name="T1">ServerHome</text:span></text:p>
          </draw:text-box>
        </draw:frame>
        <draw:frame draw:style-name="gr9" draw:text-style-name="P4" draw:layer="layout" svg:width="1.535cm" svg:height="0.645cm" svg:x="4.189cm" svg:y="2.918cm">
          <draw:text-box>
            <text:p text:style-name="P3"><text:span text:style-name="T1">Server</text:span></text:p>
          </draw:text-box>
        </draw:frame>
        <draw:frame draw:style-name="gr10" draw:text-style-name="P4" draw:layer="layout" svg:width="1.357cm" svg:height="0.645cm" svg:x="4.435cm" svg:y="4.182cm">
          <draw:text-box>
            <text:p text:style-name="P3"><text:span text:style-name="T1">Login</text:span></text:p>
          </draw:text-box>
        </draw:frame>
        <draw:frame draw:style-name="gr11" draw:text-style-name="P6" draw:layer="layout" svg:width="1.967cm" svg:height="0.569cm" svg:x="6.901cm" svg:y="2.951cm">
          <draw:text-box>
            <text:p text:style-name="P5"><text:span text:style-name="T2">Component</text:span></text:p>
          </draw:text-box>
        </draw:frame>
        <draw:frame draw:style-name="gr12" draw:text-style-name="P6" draw:layer="layout" svg:width="1.26cm" svg:height="0.569cm" svg:x="7.318cm" svg:y="1.944cm">
          <draw:text-box>
            <text:p text:style-name="P5"><text:span text:style-name="T2">Home</text:span></text:p>
          </draw:text-box>
        </draw:frame>
        <draw:custom-shape draw:style-name="gr13" draw:text-style-name="P1" draw:layer="layout" svg:width="1.134cm" svg:height="0.933cm" svg:x="7.401cm" svg:y="4.018cm">
          <text:p text:style-name="P5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6.951cm" svg:y1="4.535cm" svg:x2="7.4cm" svg:y2="4.535cm">
          <text:p text:style-name="P5"/>
        </draw:line>
        <draw:frame draw:style-name="gr15" draw:text-style-name="P7" draw:layer="layout" svg:width="1.366cm" svg:height="0.489cm" svg:x="7.285cm" svg:y="4.079cm">
          <draw:text-box>
            <text:p text:style-name="P5"><text:span text:style-name="T3">Business</text:span></text:p>
          </draw:text-box>
        </draw:frame>
        <draw:frame draw:style-name="gr16" draw:text-style-name="P7" draw:layer="layout" svg:width="1.014cm" svg:height="0.489cm" svg:x="7.485cm" svg:y="4.38cm">
          <draw:text-box>
            <text:p text:style-name="P5"><text:span text:style-name="T3">Log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Egon Teiniker</meta:initial-creator>
    <meta:creation-date>2006-09-04T21:00:10</meta:creation-date>
    <dc:creator>Egon Teiniker</dc:creator>
    <dc:date>2007-01-23T16:01:37</dc:date>
    <dc:language>en-US</dc:language>
    <meta:editing-cycles>14</meta:editing-cycles>
    <meta:editing-duration>PT3H42M2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